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76000009239AE0AF3A2D18A41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modern" style:font-pitch="variable"/>
    <style:font-face style:name="Arial1" svg:font-family="Arial" style:font-family-generic="swiss"/>
    <style:font-face style:name="Arial2" svg:font-family="Arial" style:font-family-generic="system" style:font-pitch="variable"/>
    <style:font-face style:name="Fira Code" svg:font-family="'Fira Code'" style:font-pitch="fixed"/>
    <style:font-face style:name="Fira Code1" svg:font-family="'Fira Code'" style:font-pitch="variable"/>
    <style:font-face style:name="Fira Sans" svg:font-family="'Fira Sans'" style:font-family-generic="swiss"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iberation Serif3"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Steps-Mono Mono" svg:font-family="'Steps-Mono Mono'" style:font-family-generic="modern" style:font-pitch="variable"/>
  </office:font-face-decls>
  <office:automatic-styles>
    <style:style style:name="P1" style:family="paragraph" style:parent-style-name="Header">
      <style:paragraph-properties fo:line-height="100%" fo:text-align="end" style:justify-single-word="false"/>
      <style:text-properties officeooo:paragraph-rsid="0018ebe2"/>
    </style:style>
    <style:style style:name="P2"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18ebe2" officeooo:paragraph-rsid="0018ebe2"/>
    </style:style>
    <style:style style:name="P3" style:family="paragraph" style:parent-style-name="Header">
      <style:paragraph-properties fo:line-height="100%" fo:text-align="end" style:justify-single-word="false"/>
      <style:text-properties officeooo:paragraph-rsid="0018ebe2"/>
    </style:style>
    <style:style style:name="P4" style:family="paragraph">
      <style:paragraph-properties fo:text-align="center"/>
    </style:style>
    <style:style style:name="P5" style:family="paragraph">
      <loext:graphic-properties draw:fill="none" draw:fill-color="#ffffff"/>
      <style:paragraph-properties fo:text-align="center"/>
      <style:text-properties style:font-name="Fira Sans" fo:font-size="9pt" fo:font-weight="bold" style:font-size-asian="9pt" style:font-weight-asian="bold" style:font-size-complex="9pt" style:font-weight-complex="bold"/>
    </style:style>
    <style:style style:name="P6" style:family="paragraph">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7" style:family="paragraph">
      <loext:graphic-properties draw:fill="none" draw:fill-color="#ffffff"/>
      <style:paragraph-properties fo:margin-left="0cm" fo:margin-right="0cm" fo:margin-top="0cm" fo:margin-bottom="0cm" fo:line-height="100%" fo:text-align="end" fo:text-indent="0cm" style:text-autospace="ideograph-alpha" style:punctuation-wrap="hanging"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Steps-Mono Mono" fo:font-size="3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Steps-Mono Mono" style:font-size-complex="3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8" style:family="paragraph">
      <loext:graphic-properties draw:fill="none" draw:fill-color="#ffffff"/>
      <style:paragraph-properties fo:margin-left="0cm" fo:margin-right="0cm" fo:margin-top="0cm" fo:margin-bottom="0cm" fo:line-height="100%" fo:text-align="end" fo:text-indent="0cm" style:text-autospace="ideograph-alpha" style:punctuation-wrap="hanging"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Steps-Mono Mono"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9" style:family="paragraph">
      <loext:graphic-properties draw:fill="none" draw:fill-color="#ffffff"/>
      <style:text-properties style:font-name="Fira Sans" fo:font-size="10pt" style:font-size-asian="10pt" style:font-size-complex="10pt"/>
    </style:style>
    <style:style style:name="P10" style:family="paragraph">
      <loext:graphic-properties draw:fill="none" draw:fill-color="#ffffff"/>
    </style:style>
    <style:style style:name="P11" style:family="paragraph">
      <loext:graphic-properties draw:fill="none" draw:fill-color="#ffffff"/>
      <style:paragraph-properties fo:text-align="center"/>
      <style:text-properties style:font-name="Fira Sans" fo:font-size="9pt" style:font-size-asian="9pt" style:font-size-complex="9pt"/>
    </style:style>
    <style:style style:name="P12" style:family="paragraph">
      <loext:graphic-properties draw:fill="none" draw:fill-color="#ffffff"/>
      <style:paragraph-properties fo:text-align="center"/>
      <style:text-properties style:font-name="Steps-Mono Mono"/>
    </style:style>
    <style:style style:name="T1" style:family="text">
      <style:text-properties style:font-name="Steps-Mono Mono" fo:font-size="9pt" officeooo:rsid="0018ebe2" style:font-size-asian="9pt" style:font-size-complex="9pt"/>
    </style:style>
    <style:style style:name="T2" style:family="text">
      <style:text-properties style:font-name="Fira Sans" fo:font-size="9pt" style:font-size-asian="9pt" style:font-size-complex="9pt"/>
    </style:style>
    <style:style style:name="T3" style:family="text">
      <style:text-properties fo:font-variant="normal" fo:text-transform="none" style:use-window-font-color="true" loext:opacity="0%" style:text-outline="false" style:text-line-through-style="none" style:text-line-through-type="none" style:text-position="0% 100%" style:font-name="Steps-Mono Mono" fo:font-size="3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Steps-Mono Mono"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text-position="0% 100%" style:font-name="Fira Code"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text-position="0% 100%" style:font-name="Steps-Mono Mono"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font-name="Fira Sans" fo:font-size="9pt" fo:font-weight="bold" style:font-size-asian="9pt" style:font-weight-asian="bold" style:font-size-complex="9pt" style:font-weight-complex="bold"/>
    </style:style>
    <style:style style:name="T7" style:family="text">
      <style:text-properties style:font-name="Fira Sans" fo:font-size="9pt" style:text-underline-style="solid" style:text-underline-width="auto" style:text-underline-color="font-color" fo:font-weight="normal" style:font-size-asian="9pt" style:font-weight-asian="normal" style:font-size-complex="9pt" style:font-weight-complex="normal"/>
    </style:style>
    <style:style style:name="T8" style:family="text">
      <style:text-properties style:font-name="Fira Sans" fo:font-size="9pt" fo:font-weight="normal" style:font-size-asian="9pt" style:font-weight-asian="normal" style:font-size-complex="9pt" style:font-weight-complex="normal"/>
    </style:style>
    <style:style style:name="T9" style:family="text">
      <style:text-properties style:font-name="Fira Sans" fo:font-size="9pt" style:text-underline-style="none" fo:font-weight="normal" style:font-size-asian="9pt" style:font-weight-asian="normal" style:font-size-complex="9pt" style:font-weight-complex="normal"/>
    </style:style>
    <style:style style:name="T10" style:family="text">
      <style:text-properties style:font-name="Fira Sans" fo:font-size="10pt" fo:font-weight="bold" style:font-size-asian="10pt" style:font-weight-asian="bold" style:font-size-complex="10pt" style:font-weight-complex="bold"/>
    </style:style>
    <style:style style:name="T11" style:family="text">
      <style:text-properties style:font-name="Fira Sans" fo:font-size="10pt" style:font-size-asian="10pt" style:font-size-complex="10pt"/>
    </style:style>
    <style:style style:name="T12" style:family="text">
      <style:text-properties style:font-name="Steps-Mono Mono" fo:font-size="28pt" style:font-size-asian="24pt" style:font-size-complex="28pt"/>
    </style:style>
    <style:style style:name="gr1" style:family="graphic">
      <style:graphic-properties draw:stroke="none" draw:fill="none" draw:fill-color="#ffffff" fo:min-height="0.4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middle" fo:min-height="1.6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middle" fo:min-height="1.6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none" draw:fill-color="#ffffff" fo:min-height="2.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5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4.658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3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2" draw:name="Text Frame 3" draw:style-name="gr9" draw:text-style-name="P12" svg:width="16.701cm" svg:height="1.343cm" svg:x="1.067cm" svg:y="6.551cm"><draw:text-box><text:p text:style-name="P4"><text:span text:style-name="T12">Experience</text:span></text:p></draw:text-box></draw:frame><draw:frame text:anchor-type="paragraph" draw:z-index="3" draw:name="Text Frame 4" draw:style-name="gr8" draw:text-style-name="P9" svg:width="17.774cm" svg:height="5.058cm" svg:x="-0.005cm" svg:y="-0.014cm"><draw:text-box><text:p><text:span text:style-name="T11">As a naturally friendly, level-headed and dedicated individual, I’m eager to be employed in a front-of-house role. Over the years, I’ve worked and studied in a variety of roles and sectors. Prior to 2020, I gained experience working in cafes, bars and event organization. During these team-oriented and public facing roles, I've proven to be trustworthy, adaptable and reliable, including responsibilities handling cash and locking up premises. <text:s/>Whilst I am quick to understand my role as part of team, I also excel working independently. Such as how, during and since the lockdown, I've started my own company, making clothing and video content, where I organize and create everything, from the clothes to the advertising. In general, whilst I'm readily compliant, I'm also not afraid to use my common sense and initiative. When at work, I can’t help but care about my workspace, my co-workers and take pride in both the work I do and the people I do it with. I look forward to hearing from you and will be available for interview as soon as is convenient for you.</text:span></text:p></draw:text-box></draw:frame><draw:frame text:anchor-type="paragraph" draw:z-index="4" draw:name="Text Frame 5" draw:style-name="gr7" draw:text-style-name="P11" svg:width="17.55cm" svg:height="1.527cm" svg:x="1.138cm" svg:y="23.47cm"><draw:text-box><text:p text:style-name="P4"><text:span text:style-name="T6"/></text:p><text:p text:style-name="P4"><text:span text:style-name="T6">Interests</text:span></text:p><text:p><text:span text:style-name="T2">Siderealism, Helping People, <text:s/>Music, Art, Film, Bees, Space, Nature, Physics, String theory, Holographic Principle, Mythology, Maths, Patterns, Ancient Cultures, Tea and Coffee, Herbalism, Surrealism, </text:span></text:p></draw:text-box></draw:frame><draw:frame text:anchor-type="paragraph" draw:z-index="5" draw:name="Text Frame 6" draw:style-name="gr6" draw:text-style-name="P10" svg:width="17.807cm" svg:height="1.654cm" svg:x="-0.005cm" svg:y="4.62cm"><draw:text-box><text:p text:style-name="P4"><text:span text:style-name="T6">Skills/Qualities</text:span></text:p><text:p><text:span text:style-name="T2">Problem Solving, Calming presence, Practical thinking, Adaptability, Resourcefulness, Resilience, Organisation, Helpful, Cooking, Cleaning, Event management, Advertising, Leadership, Communication, Computer Programming, Pattern Cutting, Geometry, Graphic Design, Pattern cutting, Creativity, Musicianship, Confidence in new situations, Being a Bee.</text:span></text:p></draw:text-box></draw:frame><draw:frame text:anchor-type="paragraph" draw:z-index="6" draw:name="Text Frame 7" draw:style-name="gr5" draw:text-style-name="P9" svg:width="18.465cm" svg:height="13.973cm" svg:x="1.274cm" svg:y="8.562cm"><draw:text-box><text:p><text:span text:style-name="T10">Creative Director of Disruptive Fashion/Music/Film/Events/Etc. @ Siderealism - (2019-2023/ongoing)</text:span></text:p><text:p><text:span text:style-name="T11"><text:s text:c="2"/>• </text:span><text:span text:style-name="T11">My first self employed venture</text:span></text:p><text:p><text:span text:style-name="T11"><text:s text:c="2"/>• </text:span><text:span text:style-name="T11">Promotion through social media, posters, flyers and word of mouth</text:span></text:p><text:p><text:span text:style-name="T11"><text:s text:c="2"/>• </text:span><text:span text:style-name="T11">Designing &amp; machine sewing ranges of clothing to sell</text:span></text:p><text:p><text:span text:style-name="T11"><text:s text:c="2"/>• </text:span><text:span text:style-name="T11">Working with clients on commission projects to their specifications whilst being creative and styling</text:span></text:p><text:p><text:span text:style-name="T11"><text:s text:c="2"/>• </text:span><text:span text:style-name="T11">Maintaining a website, keeping a blog</text:span></text:p><text:p><text:span text:style-name="T11"><text:s text:c="2"/>• </text:span><text:span text:style-name="T11">Planning, filming and editing video conten to promote my clothes and music</text:span></text:p><text:p><text:span text:style-name="T11"><text:s text:c="2"/>• </text:span><text:span text:style-name="T11">Curating &amp; co-ordinating events a range of performers, activities and decorations to fit with a theme</text:span></text:p><text:p><text:span text:style-name="T11"><text:s text:c="2"/>• </text:span><text:span text:style-name="T11">Keeping financial &amp; logistical records, corresponding with customers and performers</text:span></text:p><text:p><text:span text:style-name="T11"><text:s text:c="2"/>• </text:span><text:span text:style-name="T11">Ensuring the event’s performances and decorations adhere to health and safety regulations</text:span><text:span text:style-name="T11"><text:line-break/></text:span><text:span text:style-name="T10"><text:line-break/></text:span><text:span text:style-name="T10">Cafe Assistant @ Wai Kika Moo Kau - Brighton (2016-2018) </text:span></text:p><text:p><text:span text:style-name="T11">  •</text:span><text:span text:style-name="T11">Barista Training.</text:span></text:p><text:p><text:span text:style-name="T11">  •</text:span><text:span text:style-name="T11">Responsible for turning off utilities and locking down</text:span></text:p><text:p><text:span text:style-name="T11">  •</text:span><text:span text:style-name="T11">Preparation of ingredients for use in drinks and meals   </text:span></text:p><text:p><text:span text:style-name="T11">  •</text:span><text:span text:style-name="T11">Serving food to customers and dealing with queries   </text:span></text:p><text:p><text:span text:style-name="T11">  •</text:span><text:span text:style-name="T11">Deep cleaning of cafe/kitchen weekly</text:span></text:p><text:p><text:span text:style-name="T10"/></text:p><text:p><text:span text:style-name="T10">Kitchen Porter @ the Lewes Arms Pub – Lewes (2012)</text:span></text:p><text:p><text:span text:style-name="T10"><text:s text:c="3"/></text:span><text:span text:style-name="T11">•</text:span><text:span text:style-name="T11">Maintaining a clean and tidy kitchen.</text:span></text:p><text:p><text:span text:style-name="T11"><text:s text:c="3"/>•</text:span><text:span text:style-name="T11">Delivering food to customers and dealing with queries.</text:span></text:p><text:p><text:span text:style-name="T11"><text:s text:c="3"/>•</text:span><text:span text:style-name="T11">Managing stock levels in the kitchen.</text:span></text:p><text:p><text:span text:style-name="T11"><text:s text:c="3"/>•</text:span><text:span text:style-name="T11">Assist with food preparation.</text:span></text:p><text:p><text:span text:style-name="T11"><text:s text:c="3"/>•</text:span><text:span text:style-name="T11">Preparing venues for private functions.</text:span><text:span text:style-name="T11"><text:line-break/></text:span><text:span text:style-name="T11"><text:line-break/></text:span><text:span text:style-name="T10">Cafe Assistant at Redroaster Coffee House – Brighton - 2008-2010</text:span></text:p><text:p><text:span text:style-name="T11"><text:s text:c="3"/>• </text:span><text:span text:style-name="T11">Face to face interaction with a high volume of customers at peak times</text:span></text:p><text:p><text:span text:style-name="T11"><text:s text:c="3"/>• </text:span><text:span text:style-name="T11">Meeting and exceeding customers’ expectations and requirements</text:span></text:p><text:p><text:span text:style-name="T11"><text:s text:c="3"/>• </text:span><text:span text:style-name="T11">Providing efficient service whilst maintaining an enjoyable atmosphere</text:span></text:p><text:p><text:span text:style-name="T11"><text:s text:c="3"/>• </text:span><text:span text:style-name="T11">Taking responsibility for stock control and product rotation</text:span></text:p><text:p><text:span text:style-name="T11"><text:s text:c="3"/>• </text:span><text:span text:style-name="T11">Keeping all areas clean and in accordance with safety regulations</text:span><text:span text:style-name="T11"><text:line-break/></text:span><text:span text:style-name="T11"><text:line-break/></text:span><text:span text:style-name="T11"/></text:p></draw:text-box></draw:frame><draw:frame text:anchor-type="paragraph" draw:z-index="7" draw:name="Text Frame 8" draw:style-name="gr4" draw:text-style-name="P5" svg:width="18.465cm" svg:height="2.331cm" svg:x="0.986cm" svg:y="21.842cm"><draw:text-box><text:p text:style-name="P4"><text:span text:style-name="T6">Voluntary Work</text:span><text:span text:style-name="T6"><text:line-break/></text:span><text:span text:style-name="T7">Cowely Club bar (Brighton)</text:span><text:span text:style-name="T8"> – Bartender, Concierge, Cleaner/KP </text:span></text:p><text:p text:style-name="P4"><text:span text:style-name="T7">Cornish Bank Festival (Falmouth)</text:span><text:span text:style-name="T6"> – </text:span><text:span text:style-name="T8">Ticketing, Stewarding, Tent maintenance</text:span><text:span text:style-name="T6"><text:line-break/></text:span><text:span text:style-name="T7">Brighton Toy &amp; Model Museum</text:span><text:span text:style-name="T9"> </text:span><text:span text:style-name="T8">– Cashier, Visitor Information, Cleaner</text:span><text:span text:style-name="T8"><text:line-break/></text:span><text:span text:style-name="T7">Under the Bridge Music Studios (Brighton</text:span><text:span text:style-name="T9">) –</text:span><text:span text:style-name="T8"> Receptionist, Technical Assistant, Cleaner </text:span></text:p></draw:text-box></draw:frame><draw:frame text:anchor-type="paragraph" draw:z-index="10" draw:name="Text Frame 11" draw:style-name="gr1" draw:text-style-name="P5" svg:width="18.465cm" svg:height="0.422cm" svg:x="0.663cm" svg:y="25.453cm"><draw:text-box><text:p text:style-name="P4"><text:span text:style-name="T2">Social Media: </text:span><text:span text:style-name="T2"><text:a xlink:href="https://www.instagram.com/willow.bumble/" xlink:type="simple">https://www.instagram.com/willow.bumble/</text:a></text:span><text:span text:style-name="T2"><text:s/>Website: </text:span><text:span text:style-name="T2"><text:a xlink:href="https://siderealism.space/" xlink:type="simple">https://siderealism.space/</text:a></text:span></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modern" style:font-pitch="variable"/>
    <style:font-face style:name="Arial1" svg:font-family="Arial" style:font-family-generic="swiss"/>
    <style:font-face style:name="Arial2" svg:font-family="Arial" style:font-family-generic="system" style:font-pitch="variable"/>
    <style:font-face style:name="Fira Code" svg:font-family="'Fira Code'" style:font-pitch="fixed"/>
    <style:font-face style:name="Fira Code1" svg:font-family="'Fira Code'" style:font-pitch="variable"/>
    <style:font-face style:name="Fira Sans" svg:font-family="'Fira Sans'" style:font-family-generic="swiss"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iberation Serif3"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Steps-Mono Mono" svg:font-family="'Steps-Mono Mono'" style:font-family-generic="modern" style:font-pitch="variable"/>
  </office:font-face-decls>
  <office:styles>
    <draw:fill-image draw:name="WillowBumbleCV" xlink:href="Pictures/1000000100000676000009239AE0AF3A2D18A41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2"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2"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100%" fo:text-align="end" style:justify-single-word="false"/>
      <style:text-properties officeooo:paragraph-rsid="0018ebe2"/>
    </style:style>
    <style:style style:name="MP2" style:family="paragraph">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MP3" style:family="paragraph">
      <loext:graphic-properties draw:fill="none" draw:fill-color="#ffffff"/>
      <style:paragraph-properties fo:margin-left="0cm" fo:margin-right="0cm" fo:margin-top="0cm" fo:margin-bottom="0cm" fo:line-height="100%" fo:text-align="end" fo:text-indent="0cm" style:text-autospace="ideograph-alpha" style:punctuation-wrap="hanging"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Steps-Mono Mono"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MP4" style:family="paragraph">
      <loext:graphic-properties draw:fill="none" draw:fill-color="#ffffff"/>
      <style:paragraph-properties fo:margin-left="0cm" fo:margin-right="0cm" fo:margin-top="0cm" fo:margin-bottom="0cm" fo:line-height="100%" fo:text-align="end" fo:text-indent="0cm" style:text-autospace="ideograph-alpha" style:punctuation-wrap="hanging"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Steps-Mono Mono" fo:font-size="3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Steps-Mono Mono" style:font-size-complex="3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MT1" style:family="text">
      <style:text-properties fo:font-variant="normal" fo:text-transform="none" style:use-window-font-color="true" loext:opacity="0%" style:text-outline="false" style:text-line-through-style="none" style:text-line-through-type="none" style:text-position="0% 100%" style:font-name="Fira Code"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MT2" style:family="text">
      <style:text-properties fo:font-variant="normal" fo:text-transform="none" style:use-window-font-color="true" loext:opacity="0%" style:text-outline="false" style:text-line-through-style="none" style:text-line-through-type="none" style:text-position="0% 100%" style:font-name="Steps-Mono Mono"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MT3" style:family="text">
      <style:text-properties fo:font-variant="normal" fo:text-transform="none" style:use-window-font-color="true" loext:opacity="0%" style:text-outline="false" style:text-line-through-style="none" style:text-line-through-type="none" style:text-position="0% 100%" style:font-name="Steps-Mono Mono" fo:font-size="3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Steps-Mono Mono" style:font-size-complex="32pt" style:language-complex="hi" style:country-complex="IN" style:font-style-complex="normal" style:font-weight-complex="normal" style:text-emphasize="none" style:text-scale="100%" style:font-relief="none" style:text-overline-style="none" style:text-overline-color="font-color"/>
    </style:style>
    <style:style style:name="MT4" style:family="text">
      <style:text-properties style:font-name="Steps-Mono Mono" fo:font-size="9pt" officeooo:rsid="0018ebe2" style:font-size-asian="9pt" style:font-size-complex="9pt"/>
    </style:style>
    <style:style style:name="Mgr1" style:family="graphic">
      <style:graphic-properties draw:stroke="none" svg:stroke-color="#000000" draw:fill="none" draw:fill-color="#ffffff" draw:textarea-vertical-align="middle" fo:min-height="1.6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draw:textarea-vertical-align="middle" fo:min-height="1.6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draw:fill="bitmap" draw:fill-image-name="WillowBumbleCV" draw:fill-image-width="100%" draw:fill-image-height="100%" style:repeat="repeat" draw:fill-image-ref-point-x="0%" draw:fill-image-ref-point-y="0%" draw:fill-image-ref-point="center" draw:tile-repeat-offset="0% vertical" style:footnote-max-height="0cm" loext:margin-gutter="0cm">
        <style:background-image xlink:href="Pictures/1000000100000676000009239AE0AF3A2D18A41F.png" xlink:type="simple" xlink:actuate="onLoad"/>
        <style:footnote-sep style:width="0.018cm" style:distance-before-sep="0.101cm" style:distance-after-sep="0.101cm" style:line-style="solid" style:adjustment="left" style:rel-width="25%" style:color="#000000"/>
      </style:page-layout-properties>
      <style:header-style>
        <style:header-footer-properties svg:height="1.7cm" fo:margin-left="0cm" fo:margin-right="0cm" fo:margin-bottom="0cm" fo:background-color="transparent" style:dynamic-spacing="false" draw:fill="none" draw:fill-color="#729fcf"/>
      </style:header-style>
      <style:footer-style>
        <style:header-footer-properties fo:min-height="0.801cm" fo:margin-left="0cm" fo:margin-right="0cm" fo:margin-top="0cm" fo:background-color="transparent" style:dynamic-spacing="false" draw:fill="none"/>
      </style:footer-style>
    </style:page-layout>
    <style:style style:name="Mdp1" style:family="drawing-page">
      <style:drawing-page-properties draw:fill="bitmap" draw:background-size="full" draw:fill-image-name="WillowBumbleCV" draw:fill-image-width="100%" draw:fill-image-height="100%"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MP1"><draw:frame text:anchor-type="paragraph" draw:z-index="8" draw:name="Text Frame 9" draw:style-name="Mgr1" draw:text-style-name="MP3" svg:width="10.223cm" svg:height="1.604cm" svg:x="7.597cm" svg:y="0.071cm"><draw:text-box><text:p text:style-name="MP2"><text:span text:style-name="MT1">Email: willowbumble.space@gmail.com</text:span><text:span text:style-name="MT1"><text:line-break/></text:span><text:span text:style-name="MT1">Tel: 07907897554 <text:s text:c="3"/></text:span><text:span text:style-name="MT2"><text:s text:c="16"/></text:span></text:p></draw:text-box></draw:frame><draw:frame text:anchor-type="paragraph" draw:z-index="9" draw:name="Text Frame 10" draw:style-name="Mgr2" draw:text-style-name="MP4" svg:width="7.436cm" svg:height="1.666cm" svg:x="-0.005cm" svg:y="0.021cm"><draw:text-box><text:p text:style-name="MP2"><text:span text:style-name="MT3">Willow Bumble</text:span></text:p></draw:text-box></draw:frame><text:span text:style-name="MT4"><text:s/></text:span></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3T21:56:37.842000000</meta:creation-date>
    <dc:date>2023-09-04T08:50:37.575000000</dc:date>
    <meta:editing-duration>PT5H22M56S</meta:editing-duration>
    <meta:editing-cycles>6</meta:editing-cycles>
    <meta:generator>LibreOffice/7.5.5.2$Windows_X86_64 LibreOffice_project/ca8fe7424262805f223b9a2334bc7181abbcbf5e</meta:generator>
    <meta:document-statistic meta:table-count="0" meta:image-count="0" meta:object-count="0" meta:page-count="1" meta:paragraph-count="2" meta:word-count="0" meta:character-count="2" meta:non-whitespace-character-count="0"/>
  </office:meta>
</office:document-meta>
</file>